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09af8d"/>
    </style:style>
    <style:style style:name="P2" style:family="paragraph" style:parent-style-name="Standard">
      <style:text-properties officeooo:paragraph-rsid="000af454"/>
    </style:style>
    <style:style style:name="T1" style:family="text">
      <style:text-properties officeooo:rsid="0009af8d"/>
    </style:style>
    <style:style style:name="T2" style:family="text">
      <style:text-properties officeooo:rsid="000af454"/>
    </style:style>
    <style:style style:name="T3" style:family="text">
      <style:text-properties officeooo:rsid="000b0e15"/>
    </style:style>
    <style:style style:name="T4" style:family="text">
      <style:text-properties officeooo:rsid="000bfd1c"/>
    </style:style>
    <style:style style:name="T5" style:family="text">
      <style:text-properties officeooo:rsid="000d2e08"/>
    </style:style>
    <style:style style:name="T6" style:family="text">
      <style:text-properties officeooo:rsid="000e471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Expression du besoin :</text:span></text:p>
      <text:p text:style-name="P1"><text:span text:style-name="T1">quoi : </text:span><text:span text:style-name="T2">Il s'agit de créer une application mobile permettant de diffuser des informations,</text:span></text:p>
      <text:p text:style-name="P1"><text:span text:style-name="T1">qui : </text:span><text:span text:style-name="T2">Pour la gendarmerie d'ille et vilaine</text:span></text:p>
      <text:p text:style-name="P2"><text:span text:style-name="T2">pour qui : Les habitant d'ille et vilaien</text:span></text:p>
      <text:p text:style-name="P1"><text:span text:style-name="T1">ou : </text:span><text:span text:style-name="T3">Dans les zones définit par la gendarmerie</text:span></text:p>
      <text:p text:style-name="P1"><text:span text:style-name="T1">quand : </text:span><text:span text:style-name="T3">Pour début juin 2014</text:span></text:p>
      <text:p text:style-name="P1"><text:span text:style-name="T1">comment : </text:span><text:span text:style-name="T4">Via des annonces / messages (notification)</text:span></text:p>
      <text:p text:style-name="P1"><text:span text:style-name="T1">pourquoi : </text:span><text:span text:style-name="T5">Besoin d'informer la population</text:span></text:p>
      <text:p text:style-name="P1"><text:span text:style-name="T5">combien</text:span><text:span text:style-name="T1"> : </text:span><text:span text:style-name="T6">inconnu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buntu-complow </meta:initial-creator>
    <meta:creation-date>2013-11-04T13:17:49</meta:creation-date>
    <dc:date>2013-11-04T13:24:17</dc:date>
    <dc:creator>ubuntu-complow </dc:creator>
    <meta:editing-duration>PT4M14S</meta:editing-duration>
    <meta:editing-cycles>6</meta:editing-cycles>
    <meta:generator>LibreOffice/4.0.2.2$Linux_X86_64 LibreOffice_project/400m0$Build-2</meta:generator>
    <meta:document-statistic meta:table-count="0" meta:image-count="0" meta:object-count="0" meta:page-count="1" meta:paragraph-count="9" meta:word-count="66" meta:character-count="380" meta:non-whitespace-character-count="323"/>
  </office:meta>
</office:document-meta>
</file>